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91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2.9839in"/>
    </style:style>
    <style:style style:name="co4" style:family="table-column">
      <style:table-column-properties fo:break-before="auto" style:column-width="1.4374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Sample#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Thread 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Sample Time(ms)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ytes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12H23M05.359S">
            <text:p>12:23:05.36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2H23M05.419S">
            <text:p>12:23:05.42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12H23M05.462S">
            <text:p>12:23:05.46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2H23M05.386S">
            <text:p>12:23:05.39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do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2H23M05.425S">
            <text:p>12:23:05.43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do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2H23M05.519S">
            <text:p>12:23:05.52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2H23M05.563S">
            <text:p>12:23:05.56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12H23M05.48S">
            <text:p>12:23:05.48</text:p>
          </table:table-cell>
          <table:table-cell office:value-type="string">
            <text:p>Information Sharing for User Participants 1-1</text:p>
          </table:table-cell>
          <table:table-cell office:value-type="string">
            <text:p>/;jsessionid=8950E2D367D406052CD72DBAD996E8B5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2H23M05.524S">
            <text:p>12:23:05.52</text:p>
          </table:table-cell>
          <table:table-cell office:value-type="string">
            <text:p>Information Sharing for User Participants 1-2</text:p>
          </table:table-cell>
          <table:table-cell office:value-type="string">
            <text:p>/;jsessionid=8950E2D367D406052CD72DBAD996E8B5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time" office:time-value="PT12H23M05.619S">
            <text:p>12:23:05.62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2H23M05.467S">
            <text:p>12:23:05.47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do</text:p>
          </table:table-cell>
          <table:table-cell office:value-type="float" office:value="193">
            <text:p>193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2H23M05.664S">
            <text:p>12:23:05.66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2H23M05.526S">
            <text:p>12:23:05.53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do</text:p>
          </table:table-cell>
          <table:table-cell office:value-type="float" office:value="157">
            <text:p>157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2H23M05.719S">
            <text:p>12:23:05.72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2H23M05.604S">
            <text:p>12:23:05.60</text:p>
          </table:table-cell>
          <table:table-cell office:value-type="string">
            <text:p>Information Sharing for User Participants 1-1</text:p>
          </table:table-cell>
          <table:table-cell office:value-type="string">
            <text:p>/home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2H23M05.62S">
            <text:p>12:23:05.62</text:p>
          </table:table-cell>
          <table:table-cell office:value-type="string">
            <text:p>Information Sharing for User Participants 1-2</text:p>
          </table:table-cell>
          <table:table-cell office:value-type="string">
            <text:p>/home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2H23M05.741S">
            <text:p>12:23:05.74</text:p>
          </table:table-cell>
          <table:table-cell office:value-type="string">
            <text:p>Information Sharing for User Participants 1-1</text:p>
          </table:table-cell>
          <table:table-cell office:value-type="string">
            <text:p>/participants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31793">
            <text:p>31793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2H23M05.77S">
            <text:p>12:23:05.77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2H23M05.77S">
            <text:p>12:23:05.77</text:p>
          </table:table-cell>
          <table:table-cell office:value-type="string">
            <text:p>Information Sharing for User Participants 1-1</text:p>
          </table:table-cell>
          <table:table-cell office:value-type="string">
            <text:p>/participants</text:p>
          </table:table-cell>
          <table:table-cell office:value-type="float" office:value="10">
            <text:p>10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2H23M05.758S">
            <text:p>12:23:05.76</text:p>
          </table:table-cell>
          <table:table-cell office:value-type="string">
            <text:p>Information Sharing for User Participants 1-2</text:p>
          </table:table-cell>
          <table:table-cell office:value-type="string">
            <text:p>/participants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31792">
            <text:p>31792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2H23M05.788S">
            <text:p>12:23:05.79</text:p>
          </table:table-cell>
          <table:table-cell office:value-type="string">
            <text:p>Information Sharing for User Participants 1-2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2H23M05.624S">
            <text:p>12:23:05.62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do</text:p>
          </table:table-cell>
          <table:table-cell office:value-type="float" office:value="195">
            <text:p>195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2H23M05.821S">
            <text:p>12:23:05.82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2H23M05.568S">
            <text:p>12:23:05.57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do</text:p>
          </table:table-cell>
          <table:table-cell office:value-type="float" office:value="268">
            <text:p>268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2H23M05.87S">
            <text:p>12:23:05.87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2H23M05.921S">
            <text:p>12:23:05.92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2H23M05.662S">
            <text:p>12:23:05.66</text:p>
          </table:table-cell>
          <table:table-cell office:value-type="string">
            <text:p>Information Sharing for User Participants 1-3</text:p>
          </table:table-cell>
          <table:table-cell office:value-type="string">
            <text:p>/;jsessionid=8950E2D367D406052CD72DBAD996E8B5</text:p>
          </table:table-cell>
          <table:table-cell office:value-type="float" office:value="271">
            <text:p>271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2H23M06.002S">
            <text:p>12:23:06.00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2H23M05.684S">
            <text:p>12:23:05.68</text:p>
          </table:table-cell>
          <table:table-cell office:value-type="string">
            <text:p>Information Sharing for User Participants 1-4</text:p>
          </table:table-cell>
          <table:table-cell office:value-type="string">
            <text:p>/;jsessionid=8950E2D367D406052CD72DBAD996E8B5</text:p>
          </table:table-cell>
          <table:table-cell office:value-type="float" office:value="331">
            <text:p>331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2H23M06.021S">
            <text:p>12:23:06.02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2H23M05.792S">
            <text:p>12:23:05.79</text:p>
          </table:table-cell>
          <table:table-cell office:value-type="string">
            <text:p>Information Sharing for User Participants 1-2</text:p>
          </table:table-cell>
          <table:table-cell office:value-type="string">
            <text:p>/home</text:p>
          </table:table-cell>
          <table:table-cell office:value-type="float" office:value="244">
            <text:p>244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2H23M06.037S">
            <text:p>12:23:06.04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2H23M05.723S">
            <text:p>12:23:05.72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do</text:p>
          </table:table-cell>
          <table:table-cell office:value-type="float" office:value="329">
            <text:p>329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2H23M06.048S">
            <text:p>12:23:06.05</text:p>
          </table:table-cell>
          <table:table-cell office:value-type="string">
            <text:p>Information Sharing for User Participants 1-2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2H23M06.06S">
            <text:p>12:23:06.06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2H23M06.072S">
            <text:p>12:23:06.07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2H23M05.784S">
            <text:p>12:23:05.78</text:p>
          </table:table-cell>
          <table:table-cell office:value-type="string">
            <text:p>Information Sharing for User Participants 1-1</text:p>
          </table:table-cell>
          <table:table-cell office:value-type="string">
            <text:p>/home</text:p>
          </table:table-cell>
          <table:table-cell office:value-type="float" office:value="317">
            <text:p>317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2H23M06.105S">
            <text:p>12:23:06.11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2H23M06.113S">
            <text:p>12:23:06.11</text:p>
          </table:table-cell>
          <table:table-cell office:value-type="string">
            <text:p>Information Sharing for User Participants 1-1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2H23M06.117S">
            <text:p>12:23:06.12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2H23M06.122S">
            <text:p>12:23:06.12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2H23M05.839S">
            <text:p>12:23:05.84</text:p>
          </table:table-cell>
          <table:table-cell office:value-type="string">
            <text:p>Information Sharing for User Participants 1-5</text:p>
          </table:table-cell>
          <table:table-cell office:value-type="string">
            <text:p>/;jsessionid=8950E2D367D406052CD72DBAD996E8B5</text:p>
          </table:table-cell>
          <table:table-cell office:value-type="float" office:value="323">
            <text:p>323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2H23M05.775S">
            <text:p>12:23:05.78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do</text:p>
          </table:table-cell>
          <table:table-cell office:value-type="float" office:value="400">
            <text:p>400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2H23M06.172S">
            <text:p>12:23:06.17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2H23M05.67S">
            <text:p>12:23:05.67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do</text:p>
          </table:table-cell>
          <table:table-cell office:value-type="float" office:value="523">
            <text:p>523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2H23M05.821S">
            <text:p>12:23:05.82</text:p>
          </table:table-cell>
          <table:table-cell office:value-type="string">
            <text:p>Information Sharing for User Participants 1-6</text:p>
          </table:table-cell>
          <table:table-cell office:value-type="string">
            <text:p>/;jsessionid=8950E2D367D406052CD72DBAD996E8B5</text:p>
          </table:table-cell>
          <table:table-cell office:value-type="float" office:value="381">
            <text:p>381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2H23M05.827S">
            <text:p>12:23:05.83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do</text:p>
          </table:table-cell>
          <table:table-cell office:value-type="float" office:value="393">
            <text:p>393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2H23M06.223S">
            <text:p>12:23:06.22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2H23M06.053S">
            <text:p>12:23:06.05</text:p>
          </table:table-cell>
          <table:table-cell office:value-type="string">
            <text:p>Information Sharing for User Participants 1-8</text:p>
          </table:table-cell>
          <table:table-cell office:value-type="string">
            <text:p>/;jsessionid=8950E2D367D406052CD72DBAD996E8B5</text:p>
          </table:table-cell>
          <table:table-cell office:value-type="float" office:value="221">
            <text:p>221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2H23M06.273S">
            <text:p>12:23:06.27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2H23M06.075S">
            <text:p>12:23:06.08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do</text:p>
          </table:table-cell>
          <table:table-cell office:value-type="float" office:value="212">
            <text:p>212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2H23M06.323S">
            <text:p>12:23:06.32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time" office:time-value="PT12H23M06.017S">
            <text:p>12:23:06.02</text:p>
          </table:table-cell>
          <table:table-cell office:value-type="string">
            <text:p>Information Sharing for User Participants 1-4</text:p>
          </table:table-cell>
          <table:table-cell office:value-type="string">
            <text:p>/home</text:p>
          </table:table-cell>
          <table:table-cell office:value-type="float" office:value="320">
            <text:p>320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2H23M06.028S">
            <text:p>12:23:06.03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do</text:p>
          </table:table-cell>
          <table:table-cell office:value-type="float" office:value="326">
            <text:p>326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2H23M06.339S">
            <text:p>12:23:06.34</text:p>
          </table:table-cell>
          <table:table-cell office:value-type="string">
            <text:p>Information Sharing for User Participants 1-4</text:p>
          </table:table-cell>
          <table:table-cell office:value-type="string">
            <text:p>/participants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31792">
            <text:p>31792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2H23M06.365S">
            <text:p>12:23:06.37</text:p>
          </table:table-cell>
          <table:table-cell office:value-type="string">
            <text:p>Information Sharing for User Participants 1-4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2H23M05.987S">
            <text:p>12:23:05.99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do</text:p>
          </table:table-cell>
          <table:table-cell office:value-type="float" office:value="422">
            <text:p>422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2H23M05.988S">
            <text:p>12:23:05.99</text:p>
          </table:table-cell>
          <table:table-cell office:value-type="string">
            <text:p>Information Sharing for User Participants 1-3</text:p>
          </table:table-cell>
          <table:table-cell office:value-type="string">
            <text:p>/home</text:p>
          </table:table-cell>
          <table:table-cell office:value-type="float" office:value="462">
            <text:p>462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2H23M06.007S">
            <text:p>12:23:06.01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do</text:p>
          </table:table-cell>
          <table:table-cell office:value-type="float" office:value="454">
            <text:p>454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2H23M06.451S">
            <text:p>12:23:06.45</text:p>
          </table:table-cell>
          <table:table-cell office:value-type="string">
            <text:p>Information Sharing for User Participants 1-3</text:p>
          </table:table-cell>
          <table:table-cell office:value-type="string">
            <text:p>/participants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31792">
            <text:p>31792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time" office:time-value="PT12H23M06.478S">
            <text:p>12:23:06.48</text:p>
          </table:table-cell>
          <table:table-cell office:value-type="string">
            <text:p>Information Sharing for User Participants 1-3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2H23M05.879S">
            <text:p>12:23:05.88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do</text:p>
          </table:table-cell>
          <table:table-cell office:value-type="float" office:value="675">
            <text:p>675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2H23M06.369S">
            <text:p>12:23:06.37</text:p>
          </table:table-cell>
          <table:table-cell office:value-type="string">
            <text:p>Information Sharing for User Participants 1-4</text:p>
          </table:table-cell>
          <table:table-cell office:value-type="string">
            <text:p>/home</text:p>
          </table:table-cell>
          <table:table-cell office:value-type="float" office:value="230">
            <text:p>230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2H23M06.601S">
            <text:p>12:23:06.60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2H23M06.608S">
            <text:p>12:23:06.61</text:p>
          </table:table-cell>
          <table:table-cell office:value-type="string">
            <text:p>Information Sharing for User Participants 1-4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2H23M06.614S">
            <text:p>12:23:06.61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2H23M06.355S">
            <text:p>12:23:06.36</text:p>
          </table:table-cell>
          <table:table-cell office:value-type="string">
            <text:p>Information Sharing for User Participants 1-14</text:p>
          </table:table-cell>
          <table:table-cell office:value-type="string">
            <text:p>/;jsessionid=8950E2D367D406052CD72DBAD996E8B5</text:p>
          </table:table-cell>
          <table:table-cell office:value-type="float" office:value="265">
            <text:p>265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2H23M06.29S">
            <text:p>12:23:06.29</text:p>
          </table:table-cell>
          <table:table-cell office:value-type="string">
            <text:p>Information Sharing for User Participants 1-15</text:p>
          </table:table-cell>
          <table:table-cell office:value-type="string">
            <text:p>/;jsessionid=8950E2D367D406052CD72DBAD996E8B5</text:p>
          </table:table-cell>
          <table:table-cell office:value-type="float" office:value="387">
            <text:p>387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2H23M06.328S">
            <text:p>12:23:06.33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do</text:p>
          </table:table-cell>
          <table:table-cell office:value-type="float" office:value="362">
            <text:p>362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2H23M06.411S">
            <text:p>12:23:06.41</text:p>
          </table:table-cell>
          <table:table-cell office:value-type="string">
            <text:p>Information Sharing for User Participants 1-12</text:p>
          </table:table-cell>
          <table:table-cell office:value-type="string">
            <text:p>/;jsessionid=8950E2D367D406052CD72DBAD996E8B5</text:p>
          </table:table-cell>
          <table:table-cell office:value-type="float" office:value="292">
            <text:p>292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2H23M06.279S">
            <text:p>12:23:06.28</text:p>
          </table:table-cell>
          <table:table-cell office:value-type="string">
            <text:p>Information Sharing for User Participants 1-8</text:p>
          </table:table-cell>
          <table:table-cell office:value-type="string">
            <text:p>/home</text:p>
          </table:table-cell>
          <table:table-cell office:value-type="float" office:value="510">
            <text:p>510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2H23M06.28S">
            <text:p>12:23:06.28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do</text:p>
          </table:table-cell>
          <table:table-cell office:value-type="float" office:value="519">
            <text:p>519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2H23M06.221S">
            <text:p>12:23:06.22</text:p>
          </table:table-cell>
          <table:table-cell office:value-type="string">
            <text:p>Information Sharing for User Participants 1-10</text:p>
          </table:table-cell>
          <table:table-cell office:value-type="string">
            <text:p>/;jsessionid=8950E2D367D406052CD72DBAD996E8B5</text:p>
          </table:table-cell>
          <table:table-cell office:value-type="float" office:value="592">
            <text:p>592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2H23M06.79S">
            <text:p>12:23:06.79</text:p>
          </table:table-cell>
          <table:table-cell office:value-type="string">
            <text:p>Information Sharing for User Participants 1-8</text:p>
          </table:table-cell>
          <table:table-cell office:value-type="string">
            <text:p>/participants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31792">
            <text:p>31792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2H23M06.821S">
            <text:p>12:23:06.82</text:p>
          </table:table-cell>
          <table:table-cell office:value-type="string">
            <text:p>Information Sharing for User Participants 1-8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2H23M06.203S">
            <text:p>12:23:06.20</text:p>
          </table:table-cell>
          <table:table-cell office:value-type="string">
            <text:p>Information Sharing for User Participants 1-6</text:p>
          </table:table-cell>
          <table:table-cell office:value-type="string">
            <text:p>/home</text:p>
          </table:table-cell>
          <table:table-cell office:value-type="float" office:value="630">
            <text:p>630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2H23M06.835S">
            <text:p>12:23:06.84</text:p>
          </table:table-cell>
          <table:table-cell office:value-type="string">
            <text:p>Information Sharing for User Participants 1-6</text:p>
          </table:table-cell>
          <table:table-cell office:value-type="string">
            <text:p>/participants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31792">
            <text:p>31792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2H23M06.195S">
            <text:p>12:23:06.20</text:p>
          </table:table-cell>
          <table:table-cell office:value-type="string">
            <text:p>Information Sharing for User Participants 1-7</text:p>
          </table:table-cell>
          <table:table-cell office:value-type="string">
            <text:p>/;jsessionid=8950E2D367D406052CD72DBAD996E8B5</text:p>
          </table:table-cell>
          <table:table-cell office:value-type="float" office:value="661">
            <text:p>661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2H23M06.858S">
            <text:p>12:23:06.86</text:p>
          </table:table-cell>
          <table:table-cell office:value-type="string">
            <text:p>Information Sharing for User Participants 1-6</text:p>
          </table:table-cell>
          <table:table-cell office:value-type="string">
            <text:p>/participants</text:p>
          </table:table-cell>
          <table:table-cell office:value-type="float" office:value="4">
            <text:p>4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2H23M06.227S">
            <text:p>12:23:06.23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do</text:p>
          </table:table-cell>
          <table:table-cell office:value-type="float" office:value="684">
            <text:p>684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2H23M06.177S">
            <text:p>12:23:06.18</text:p>
          </table:table-cell>
          <table:table-cell office:value-type="string">
            <text:p>Information Sharing for User Participants 1-9</text:p>
          </table:table-cell>
          <table:table-cell office:value-type="string">
            <text:p>/;jsessionid=8950E2D367D406052CD72DBAD996E8B5</text:p>
          </table:table-cell>
          <table:table-cell office:value-type="float" office:value="915">
            <text:p>915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2H23M06.165S">
            <text:p>12:23:06.17</text:p>
          </table:table-cell>
          <table:table-cell office:value-type="string">
            <text:p>Information Sharing for User Participants 1-5</text:p>
          </table:table-cell>
          <table:table-cell office:value-type="string">
            <text:p>/home</text:p>
          </table:table-cell>
          <table:table-cell office:value-type="float" office:value="941">
            <text:p>941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2H23M06.182S">
            <text:p>12:23:06.18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do</text:p>
          </table:table-cell>
          <table:table-cell office:value-type="float" office:value="939">
            <text:p>939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2H23M07.106S">
            <text:p>12:23:07.11</text:p>
          </table:table-cell>
          <table:table-cell office:value-type="string">
            <text:p>Information Sharing for User Participants 1-5</text:p>
          </table:table-cell>
          <table:table-cell office:value-type="string">
            <text:p>/participants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31792">
            <text:p>31792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2H23M07.127S">
            <text:p>12:23:07.13</text:p>
          </table:table-cell>
          <table:table-cell office:value-type="string">
            <text:p>Information Sharing for User Participants 1-5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2H23M06.863S">
            <text:p>12:23:06.86</text:p>
          </table:table-cell>
          <table:table-cell office:value-type="string">
            <text:p>Information Sharing for User Participants 1-6</text:p>
          </table:table-cell>
          <table:table-cell office:value-type="string">
            <text:p>/home</text:p>
          </table:table-cell>
          <table:table-cell office:value-type="float" office:value="294">
            <text:p>294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2H23M07.159S">
            <text:p>12:23:07.16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2H23M07.167S">
            <text:p>12:23:07.17</text:p>
          </table:table-cell>
          <table:table-cell office:value-type="string">
            <text:p>Information Sharing for User Participants 1-6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2H23M06.125S">
            <text:p>12:23:06.13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do</text:p>
          </table:table-cell>
          <table:table-cell office:value-type="float" office:value="1046">
            <text:p>1046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2H23M07.174S">
            <text:p>12:23:07.17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2H23M06.859S">
            <text:p>12:23:06.86</text:p>
          </table:table-cell>
          <table:table-cell office:value-type="string">
            <text:p>Information Sharing for User Participants 1-7</text:p>
          </table:table-cell>
          <table:table-cell office:value-type="string">
            <text:p>/home</text:p>
          </table:table-cell>
          <table:table-cell office:value-type="float" office:value="329">
            <text:p>329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2H23M06.826S">
            <text:p>12:23:06.83</text:p>
          </table:table-cell>
          <table:table-cell office:value-type="string">
            <text:p>Information Sharing for User Participants 1-8</text:p>
          </table:table-cell>
          <table:table-cell office:value-type="string">
            <text:p>/home</text:p>
          </table:table-cell>
          <table:table-cell office:value-type="float" office:value="375">
            <text:p>375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2H23M07.189S">
            <text:p>12:23:07.19</text:p>
          </table:table-cell>
          <table:table-cell office:value-type="string">
            <text:p>Information Sharing for User Participants 1-7</text:p>
          </table:table-cell>
          <table:table-cell office:value-type="string">
            <text:p>/participants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31792">
            <text:p>31792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2H23M06.816S">
            <text:p>12:23:06.82</text:p>
          </table:table-cell>
          <table:table-cell office:value-type="string">
            <text:p>Information Sharing for User Participants 1-10</text:p>
          </table:table-cell>
          <table:table-cell office:value-type="string">
            <text:p>/home</text:p>
          </table:table-cell>
          <table:table-cell office:value-type="float" office:value="399">
            <text:p>399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2H23M07.203S">
            <text:p>12:23:07.20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2H23M07.216S">
            <text:p>12:23:07.22</text:p>
          </table:table-cell>
          <table:table-cell office:value-type="string">
            <text:p>Information Sharing for User Participants 1-7</text:p>
          </table:table-cell>
          <table:table-cell office:value-type="string">
            <text:p>/participants</text:p>
          </table:table-cell>
          <table:table-cell office:value-type="float" office:value="10">
            <text:p>10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2H23M07.22S">
            <text:p>12:23:07.22</text:p>
          </table:table-cell>
          <table:table-cell office:value-type="string">
            <text:p>Information Sharing for User Participants 1-8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2H23M07.231S">
            <text:p>12:23:07.23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2H23M06.802S">
            <text:p>12:23:06.80</text:p>
          </table:table-cell>
          <table:table-cell office:value-type="string">
            <text:p>Information Sharing for User Participants 1-19</text:p>
          </table:table-cell>
          <table:table-cell office:value-type="string">
            <text:p>/;jsessionid=8950E2D367D406052CD72DBAD996E8B5</text:p>
          </table:table-cell>
          <table:table-cell office:value-type="float" office:value="436">
            <text:p>436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2H23M07.217S">
            <text:p>12:23:07.22</text:p>
          </table:table-cell>
          <table:table-cell office:value-type="string">
            <text:p>Information Sharing for User Participants 1-10</text:p>
          </table:table-cell>
          <table:table-cell office:value-type="string">
            <text:p>/participants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31794">
            <text:p>31794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time" office:time-value="PT12H23M07.246S">
            <text:p>12:23:07.25</text:p>
          </table:table-cell>
          <table:table-cell office:value-type="string">
            <text:p>Information Sharing for User Participants 1-10</text:p>
          </table:table-cell>
          <table:table-cell office:value-type="string">
            <text:p>/participants</text:p>
          </table:table-cell>
          <table:table-cell office:value-type="float" office:value="2">
            <text:p>2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time" office:time-value="PT12H23M06.705S">
            <text:p>12:23:06.71</text:p>
          </table:table-cell>
          <table:table-cell office:value-type="string">
            <text:p>Information Sharing for User Participants 1-12</text:p>
          </table:table-cell>
          <table:table-cell office:value-type="string">
            <text:p>/home</text:p>
          </table:table-cell>
          <table:table-cell office:value-type="float" office:value="551">
            <text:p>551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time" office:time-value="PT12H23M06.692S">
            <text:p>12:23:06.69</text:p>
          </table:table-cell>
          <table:table-cell office:value-type="string">
            <text:p>Information Sharing for User Participants 1-20</text:p>
          </table:table-cell>
          <table:table-cell office:value-type="string">
            <text:p>/;jsessionid=8950E2D367D406052CD72DBAD996E8B5</text:p>
          </table:table-cell>
          <table:table-cell office:value-type="float" office:value="578">
            <text:p>578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time" office:time-value="PT12H23M06.679S">
            <text:p>12:23:06.68</text:p>
          </table:table-cell>
          <table:table-cell office:value-type="string">
            <text:p>Information Sharing for User Participants 1-15</text:p>
          </table:table-cell>
          <table:table-cell office:value-type="string">
            <text:p>/home</text:p>
          </table:table-cell>
          <table:table-cell office:value-type="float" office:value="599">
            <text:p>599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time" office:time-value="PT12H23M07.258S">
            <text:p>12:23:07.26</text:p>
          </table:table-cell>
          <table:table-cell office:value-type="string">
            <text:p>Information Sharing for User Participants 1-12</text:p>
          </table:table-cell>
          <table:table-cell office:value-type="string">
            <text:p>/participants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31794">
            <text:p>31794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time" office:time-value="PT12H23M07.295S">
            <text:p>12:23:07.30</text:p>
          </table:table-cell>
          <table:table-cell office:value-type="string">
            <text:p>Information Sharing for User Participants 1-12</text:p>
          </table:table-cell>
          <table:table-cell office:value-type="string">
            <text:p>/participants</text:p>
          </table:table-cell>
          <table:table-cell office:value-type="float" office:value="4">
            <text:p>4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time" office:time-value="PT12H23M07.28S">
            <text:p>12:23:07.28</text:p>
          </table:table-cell>
          <table:table-cell office:value-type="string">
            <text:p>Information Sharing for User Participants 1-15</text:p>
          </table:table-cell>
          <table:table-cell office:value-type="string">
            <text:p>/participants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31794">
            <text:p>31794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time" office:time-value="PT12H23M06.622S">
            <text:p>12:23:06.62</text:p>
          </table:table-cell>
          <table:table-cell office:value-type="string">
            <text:p>Information Sharing for User Participants 1-14</text:p>
          </table:table-cell>
          <table:table-cell office:value-type="string">
            <text:p>/home</text:p>
          </table:table-cell>
          <table:table-cell office:value-type="float" office:value="688">
            <text:p>688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time" office:time-value="PT12H23M06.556S">
            <text:p>12:23:06.56</text:p>
          </table:table-cell>
          <table:table-cell office:value-type="string">
            <text:p>Information Sharing for User Participants 1-11</text:p>
          </table:table-cell>
          <table:table-cell office:value-type="string">
            <text:p>/;jsessionid=8950E2D367D406052CD72DBAD996E8B5</text:p>
          </table:table-cell>
          <table:table-cell office:value-type="float" office:value="756">
            <text:p>756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time" office:time-value="PT12H23M07.309S">
            <text:p>12:23:07.31</text:p>
          </table:table-cell>
          <table:table-cell office:value-type="string">
            <text:p>Information Sharing for User Participants 1-15</text:p>
          </table:table-cell>
          <table:table-cell office:value-type="string">
            <text:p>/participants</text:p>
          </table:table-cell>
          <table:table-cell office:value-type="float" office:value="5">
            <text:p>5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time" office:time-value="PT12H23M06.482S">
            <text:p>12:23:06.48</text:p>
          </table:table-cell>
          <table:table-cell office:value-type="string">
            <text:p>Information Sharing for User Participants 1-3</text:p>
          </table:table-cell>
          <table:table-cell office:value-type="string">
            <text:p>/home</text:p>
          </table:table-cell>
          <table:table-cell office:value-type="float" office:value="849">
            <text:p>849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time" office:time-value="PT12H23M07.333S">
            <text:p>12:23:07.33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time" office:time-value="PT12H23M07.341S">
            <text:p>12:23:07.34</text:p>
          </table:table-cell>
          <table:table-cell office:value-type="string">
            <text:p>Information Sharing for User Participants 1-3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time" office:time-value="PT12H23M07.347S">
            <text:p>12:23:07.35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time" office:time-value="PT12H23M07.314S">
            <text:p>12:23:07.31</text:p>
          </table:table-cell>
          <table:table-cell office:value-type="string">
            <text:p>Information Sharing for User Participants 1-14</text:p>
          </table:table-cell>
          <table:table-cell office:value-type="string">
            <text:p>/participants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31794">
            <text:p>31794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time" office:time-value="PT12H23M07.358S">
            <text:p>12:23:07.36</text:p>
          </table:table-cell>
          <table:table-cell office:value-type="string">
            <text:p>Information Sharing for User Participants 1-14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time" office:time-value="PT12H23M06.464S">
            <text:p>12:23:06.46</text:p>
          </table:table-cell>
          <table:table-cell office:value-type="string">
            <text:p>Information Sharing for User Participants 1-13</text:p>
          </table:table-cell>
          <table:table-cell office:value-type="string">
            <text:p>/;jsessionid=8950E2D367D406052CD72DBAD996E8B5</text:p>
          </table:table-cell>
          <table:table-cell office:value-type="float" office:value="920">
            <text:p>920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time" office:time-value="PT12H23M06.913S">
            <text:p>12:23:06.91</text:p>
          </table:table-cell>
          <table:table-cell office:value-type="string">
            <text:p>Information Sharing for User Participants 1-18</text:p>
          </table:table-cell>
          <table:table-cell office:value-type="string">
            <text:p>/;jsessionid=8950E2D367D406052CD72DBAD996E8B5</text:p>
          </table:table-cell>
          <table:table-cell office:value-type="float" office:value="484">
            <text:p>484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time" office:time-value="PT12H23M07.314S">
            <text:p>12:23:07.31</text:p>
          </table:table-cell>
          <table:table-cell office:value-type="string">
            <text:p>Information Sharing for User Participants 1-11</text:p>
          </table:table-cell>
          <table:table-cell office:value-type="string">
            <text:p>/home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time" office:time-value="PT12H23M07.41S">
            <text:p>12:23:07.41</text:p>
          </table:table-cell>
          <table:table-cell office:value-type="string">
            <text:p>Information Sharing for User Participants 1-11</text:p>
          </table:table-cell>
          <table:table-cell office:value-type="string">
            <text:p>/participants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31794">
            <text:p>31794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time" office:time-value="PT12H23M07.432S">
            <text:p>12:23:07.43</text:p>
          </table:table-cell>
          <table:table-cell office:value-type="string">
            <text:p>Information Sharing for User Participants 1-11</text:p>
          </table:table-cell>
          <table:table-cell office:value-type="string">
            <text:p>/participants</text:p>
          </table:table-cell>
          <table:table-cell office:value-type="float" office:value="4">
            <text:p>4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time" office:time-value="PT12H23M07.093S">
            <text:p>12:23:07.09</text:p>
          </table:table-cell>
          <table:table-cell office:value-type="string">
            <text:p>Information Sharing for User Participants 1-9</text:p>
          </table:table-cell>
          <table:table-cell office:value-type="string">
            <text:p>/home</text:p>
          </table:table-cell>
          <table:table-cell office:value-type="float" office:value="439">
            <text:p>439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time" office:time-value="PT12H23M07.123S">
            <text:p>12:23:07.12</text:p>
          </table:table-cell>
          <table:table-cell office:value-type="string">
            <text:p>Information Sharing for User Participants 1-17</text:p>
          </table:table-cell>
          <table:table-cell office:value-type="string">
            <text:p>/;jsessionid=8950E2D367D406052CD72DBAD996E8B5</text:p>
          </table:table-cell>
          <table:table-cell office:value-type="float" office:value="427">
            <text:p>427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time" office:time-value="PT12H23M07.534S">
            <text:p>12:23:07.53</text:p>
          </table:table-cell>
          <table:table-cell office:value-type="string">
            <text:p>Information Sharing for User Participants 1-9</text:p>
          </table:table-cell>
          <table:table-cell office:value-type="string">
            <text:p>/participants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31792">
            <text:p>31792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time" office:time-value="PT12H23M07.555S">
            <text:p>12:23:07.56</text:p>
          </table:table-cell>
          <table:table-cell office:value-type="string">
            <text:p>Information Sharing for User Participants 1-9</text:p>
          </table:table-cell>
          <table:table-cell office:value-type="string">
            <text:p>/participants</text:p>
          </table:table-cell>
          <table:table-cell office:value-type="float" office:value="16">
            <text:p>16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time" office:time-value="PT12H23M07.133S">
            <text:p>12:23:07.13</text:p>
          </table:table-cell>
          <table:table-cell office:value-type="string">
            <text:p>Information Sharing for User Participants 1-5</text:p>
          </table:table-cell>
          <table:table-cell office:value-type="string">
            <text:p>/home</text:p>
          </table:table-cell>
          <table:table-cell office:value-type="float" office:value="448">
            <text:p>448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time" office:time-value="PT12H23M07.175S">
            <text:p>12:23:07.18</text:p>
          </table:table-cell>
          <table:table-cell office:value-type="string">
            <text:p>Information Sharing for User Participants 1-16</text:p>
          </table:table-cell>
          <table:table-cell office:value-type="string">
            <text:p>/;jsessionid=8950E2D367D406052CD72DBAD996E8B5</text:p>
          </table:table-cell>
          <table:table-cell office:value-type="float" office:value="410">
            <text:p>410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time" office:time-value="PT12H23M07.582S">
            <text:p>12:23:07.58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time" office:time-value="PT12H23M07.592S">
            <text:p>12:23:07.59</text:p>
          </table:table-cell>
          <table:table-cell office:value-type="string">
            <text:p>Information Sharing for User Participants 1-5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time" office:time-value="PT12H23M07.228S">
            <text:p>12:23:07.23</text:p>
          </table:table-cell>
          <table:table-cell office:value-type="string">
            <text:p>Information Sharing for User Participants 1-7</text:p>
          </table:table-cell>
          <table:table-cell office:value-type="string">
            <text:p>/home</text:p>
          </table:table-cell>
          <table:table-cell office:value-type="float" office:value="373">
            <text:p>373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time" office:time-value="PT12H23M07.597S">
            <text:p>12:23:07.60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time" office:time-value="PT12H23M07.602S">
            <text:p>12:23:07.60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time" office:time-value="PT12H23M07.24S">
            <text:p>12:23:07.24</text:p>
          </table:table-cell>
          <table:table-cell office:value-type="string">
            <text:p>Information Sharing for User Participants 1-19</text:p>
          </table:table-cell>
          <table:table-cell office:value-type="string">
            <text:p>/home</text:p>
          </table:table-cell>
          <table:table-cell office:value-type="float" office:value="375">
            <text:p>375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time" office:time-value="PT12H23M07.611S">
            <text:p>12:23:07.61</text:p>
          </table:table-cell>
          <table:table-cell office:value-type="string">
            <text:p>Information Sharing for User Participants 1-7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time" office:time-value="PT12H23M07.617S">
            <text:p>12:23:07.62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time" office:time-value="PT12H23M07.251S">
            <text:p>12:23:07.25</text:p>
          </table:table-cell>
          <table:table-cell office:value-type="string">
            <text:p>Information Sharing for User Participants 1-10</text:p>
          </table:table-cell>
          <table:table-cell office:value-type="string">
            <text:p>/home</text:p>
          </table:table-cell>
          <table:table-cell office:value-type="float" office:value="383">
            <text:p>383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time" office:time-value="PT12H23M07.635S">
            <text:p>12:23:07.64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time" office:time-value="PT12H23M07.644S">
            <text:p>12:23:07.64</text:p>
          </table:table-cell>
          <table:table-cell office:value-type="string">
            <text:p>Information Sharing for User Participants 1-10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time" office:time-value="PT12H23M07.65S">
            <text:p>12:23:07.65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time" office:time-value="PT12H23M07.616S">
            <text:p>12:23:07.62</text:p>
          </table:table-cell>
          <table:table-cell office:value-type="string">
            <text:p>Information Sharing for User Participants 1-19</text:p>
          </table:table-cell>
          <table:table-cell office:value-type="string">
            <text:p>/participants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31793">
            <text:p>31793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time" office:time-value="PT12H23M07.655S">
            <text:p>12:23:07.66</text:p>
          </table:table-cell>
          <table:table-cell office:value-type="string">
            <text:p>Information Sharing for User Participants 1-19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time" office:time-value="PT12H23M07.272S">
            <text:p>12:23:07.27</text:p>
          </table:table-cell>
          <table:table-cell office:value-type="string">
            <text:p>Information Sharing for User Participants 1-20</text:p>
          </table:table-cell>
          <table:table-cell office:value-type="string">
            <text:p>/home</text:p>
          </table:table-cell>
          <table:table-cell office:value-type="float" office:value="396">
            <text:p>396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time" office:time-value="PT12H23M07.301S">
            <text:p>12:23:07.30</text:p>
          </table:table-cell>
          <table:table-cell office:value-type="string">
            <text:p>Information Sharing for User Participants 1-12</text:p>
          </table:table-cell>
          <table:table-cell office:value-type="string">
            <text:p>/home</text:p>
          </table:table-cell>
          <table:table-cell office:value-type="float" office:value="383">
            <text:p>383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time" office:time-value="PT12H23M07.669S">
            <text:p>12:23:07.67</text:p>
          </table:table-cell>
          <table:table-cell office:value-type="string">
            <text:p>Information Sharing for User Participants 1-20</text:p>
          </table:table-cell>
          <table:table-cell office:value-type="string">
            <text:p>/participants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31793">
            <text:p>31793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time" office:time-value="PT12H23M07.692S">
            <text:p>12:23:07.69</text:p>
          </table:table-cell>
          <table:table-cell office:value-type="string">
            <text:p>Information Sharing for User Participants 1-20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time" office:time-value="PT12H23M07.685S">
            <text:p>12:23:07.69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time" office:time-value="PT12H23M07.319S">
            <text:p>12:23:07.32</text:p>
          </table:table-cell>
          <table:table-cell office:value-type="string">
            <text:p>Information Sharing for User Participants 1-15</text:p>
          </table:table-cell>
          <table:table-cell office:value-type="string">
            <text:p>/home</text:p>
          </table:table-cell>
          <table:table-cell office:value-type="float" office:value="382">
            <text:p>382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time" office:time-value="PT12H23M07.701S">
            <text:p>12:23:07.70</text:p>
          </table:table-cell>
          <table:table-cell office:value-type="string">
            <text:p>Information Sharing for User Participants 1-12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time" office:time-value="PT12H23M07.709S">
            <text:p>12:23:07.71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time" office:time-value="PT12H23M07.703S">
            <text:p>12:23:07.70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out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time" office:time-value="PT12H23M07.722S">
            <text:p>12:23:07.72</text:p>
          </table:table-cell>
          <table:table-cell office:value-type="string">
            <text:p>Information Sharing for User Participants 1-15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time" office:time-value="PT12H23M07.728S">
            <text:p>12:23:07.73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time" office:time-value="PT12H23M07.385S">
            <text:p>12:23:07.39</text:p>
          </table:table-cell>
          <table:table-cell office:value-type="string">
            <text:p>Information Sharing for User Participants 1-13</text:p>
          </table:table-cell>
          <table:table-cell office:value-type="string">
            <text:p>/home</text:p>
          </table:table-cell>
          <table:table-cell office:value-type="float" office:value="368">
            <text:p>368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time" office:time-value="PT12H23M07.398S">
            <text:p>12:23:07.40</text:p>
          </table:table-cell>
          <table:table-cell office:value-type="string">
            <text:p>Information Sharing for User Participants 1-18</text:p>
          </table:table-cell>
          <table:table-cell office:value-type="string">
            <text:p>/home</text:p>
          </table:table-cell>
          <table:table-cell office:value-type="float" office:value="373">
            <text:p>373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time" office:time-value="PT12H23M07.755S">
            <text:p>12:23:07.76</text:p>
          </table:table-cell>
          <table:table-cell office:value-type="string">
            <text:p>Information Sharing for User Participants 1-13</text:p>
          </table:table-cell>
          <table:table-cell office:value-type="string">
            <text:p>/participants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31794">
            <text:p>31794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time" office:time-value="PT12H23M07.779S">
            <text:p>12:23:07.78</text:p>
          </table:table-cell>
          <table:table-cell office:value-type="string">
            <text:p>Information Sharing for User Participants 1-13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time" office:time-value="PT12H23M07.772S">
            <text:p>12:23:07.77</text:p>
          </table:table-cell>
          <table:table-cell office:value-type="string">
            <text:p>Information Sharing for User Participants 1-18</text:p>
          </table:table-cell>
          <table:table-cell office:value-type="string">
            <text:p>/participants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31793">
            <text:p>31793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time" office:time-value="PT12H23M07.437S">
            <text:p>12:23:07.44</text:p>
          </table:table-cell>
          <table:table-cell office:value-type="string">
            <text:p>Information Sharing for User Participants 1-11</text:p>
          </table:table-cell>
          <table:table-cell office:value-type="string">
            <text:p>/home</text:p>
          </table:table-cell>
          <table:table-cell office:value-type="float" office:value="365">
            <text:p>365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time" office:time-value="PT12H23M07.801S">
            <text:p>12:23:07.80</text:p>
          </table:table-cell>
          <table:table-cell office:value-type="string">
            <text:p>Information Sharing for User Participants 1-18</text:p>
          </table:table-cell>
          <table:table-cell office:value-type="string">
            <text:p>/participants</text:p>
          </table:table-cell>
          <table:table-cell office:value-type="float" office:value="6">
            <text:p>6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time" office:time-value="PT12H23M07.803S">
            <text:p>12:23:07.80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time" office:time-value="PT12H23M07.812S">
            <text:p>12:23:07.81</text:p>
          </table:table-cell>
          <table:table-cell office:value-type="string">
            <text:p>Information Sharing for User Participants 1-11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time" office:time-value="PT12H23M07.818S">
            <text:p>12:23:07.82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time" office:time-value="PT12H23M07.576S">
            <text:p>12:23:07.58</text:p>
          </table:table-cell>
          <table:table-cell office:value-type="string">
            <text:p>Information Sharing for User Participants 1-9</text:p>
          </table:table-cell>
          <table:table-cell office:value-type="string">
            <text:p>/home</text:p>
          </table:table-cell>
          <table:table-cell office:value-type="float" office:value="278">
            <text:p>278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time" office:time-value="PT12H23M07.855S">
            <text:p>12:23:07.86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time" office:time-value="PT12H23M07.861S">
            <text:p>12:23:07.86</text:p>
          </table:table-cell>
          <table:table-cell office:value-type="string">
            <text:p>Information Sharing for User Participants 1-9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time" office:time-value="PT12H23M07.866S">
            <text:p>12:23:07.87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time" office:time-value="PT12H23M07.588S">
            <text:p>12:23:07.59</text:p>
          </table:table-cell>
          <table:table-cell office:value-type="string">
            <text:p>Information Sharing for User Participants 1-16</text:p>
          </table:table-cell>
          <table:table-cell office:value-type="string">
            <text:p>/home</text:p>
          </table:table-cell>
          <table:table-cell office:value-type="float" office:value="294">
            <text:p>294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time" office:time-value="PT12H23M07.659S">
            <text:p>12:23:07.66</text:p>
          </table:table-cell>
          <table:table-cell office:value-type="string">
            <text:p>Information Sharing for User Participants 1-19</text:p>
          </table:table-cell>
          <table:table-cell office:value-type="string">
            <text:p>/home</text:p>
          </table:table-cell>
          <table:table-cell office:value-type="float" office:value="241">
            <text:p>241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time" office:time-value="PT12H23M07.883S">
            <text:p>12:23:07.88</text:p>
          </table:table-cell>
          <table:table-cell office:value-type="string">
            <text:p>Information Sharing for User Participants 1-16</text:p>
          </table:table-cell>
          <table:table-cell office:value-type="string">
            <text:p>/participants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31794">
            <text:p>31794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time" office:time-value="PT12H23M07.902S">
            <text:p>12:23:07.90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time" office:time-value="PT12H23M07.912S">
            <text:p>12:23:07.91</text:p>
          </table:table-cell>
          <table:table-cell office:value-type="string">
            <text:p>Information Sharing for User Participants 1-1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time" office:time-value="PT12H23M07.697S">
            <text:p>12:23:07.70</text:p>
          </table:table-cell>
          <table:table-cell office:value-type="string">
            <text:p>Information Sharing for User Participants 1-20</text:p>
          </table:table-cell>
          <table:table-cell office:value-type="string">
            <text:p>/home</text:p>
          </table:table-cell>
          <table:table-cell office:value-type="float" office:value="222">
            <text:p>222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time" office:time-value="PT12H23M07.917S">
            <text:p>12:23:07.92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time" office:time-value="PT12H23M07.91S">
            <text:p>12:23:07.91</text:p>
          </table:table-cell>
          <table:table-cell office:value-type="string">
            <text:p>Information Sharing for User Participants 1-16</text:p>
          </table:table-cell>
          <table:table-cell office:value-type="string">
            <text:p>/participants</text:p>
          </table:table-cell>
          <table:table-cell office:value-type="float" office:value="16">
            <text:p>16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time" office:time-value="PT12H23M07.362S">
            <text:p>12:23:07.36</text:p>
          </table:table-cell>
          <table:table-cell office:value-type="string">
            <text:p>Information Sharing for User Participants 1-14</text:p>
          </table:table-cell>
          <table:table-cell office:value-type="string">
            <text:p>/home</text:p>
          </table:table-cell>
          <table:table-cell office:value-type="float" office:value="572">
            <text:p>572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time" office:time-value="PT12H23M07.922S">
            <text:p>12:23:07.92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time" office:time-value="PT12H23M07.954S">
            <text:p>12:23:07.95</text:p>
          </table:table-cell>
          <table:table-cell office:value-type="string">
            <text:p>Information Sharing for User Participants 1-20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time" office:time-value="PT12H23M07.954S">
            <text:p>12:23:07.95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time" office:time-value="PT12H23M07.959S">
            <text:p>12:23:07.96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time" office:time-value="PT12H23M07.961S">
            <text:p>12:23:07.96</text:p>
          </table:table-cell>
          <table:table-cell office:value-type="string">
            <text:p>Information Sharing for User Participants 1-14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time" office:time-value="PT12H23M07.966S">
            <text:p>12:23:07.97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time" office:time-value="PT12H23M07.784S">
            <text:p>12:23:07.78</text:p>
          </table:table-cell>
          <table:table-cell office:value-type="string">
            <text:p>Information Sharing for User Participants 1-13</text:p>
          </table:table-cell>
          <table:table-cell office:value-type="string">
            <text:p>/home</text:p>
          </table:table-cell>
          <table:table-cell office:value-type="float" office:value="200">
            <text:p>200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time" office:time-value="PT12H23M07.985S">
            <text:p>12:23:07.99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time" office:time-value="PT12H23M07.994S">
            <text:p>12:23:07.99</text:p>
          </table:table-cell>
          <table:table-cell office:value-type="string">
            <text:p>Information Sharing for User Participants 1-13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time" office:time-value="PT12H23M07.999S">
            <text:p>12:23:08.00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time" office:time-value="PT12H23M07.808S">
            <text:p>12:23:07.81</text:p>
          </table:table-cell>
          <table:table-cell office:value-type="string">
            <text:p>Information Sharing for User Participants 1-18</text:p>
          </table:table-cell>
          <table:table-cell office:value-type="string">
            <text:p>/home</text:p>
          </table:table-cell>
          <table:table-cell office:value-type="float" office:value="196">
            <text:p>196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time" office:time-value="PT12H23M07.551S">
            <text:p>12:23:07.55</text:p>
          </table:table-cell>
          <table:table-cell office:value-type="string">
            <text:p>Information Sharing for User Participants 1-17</text:p>
          </table:table-cell>
          <table:table-cell office:value-type="string">
            <text:p>/home</text:p>
          </table:table-cell>
          <table:table-cell office:value-type="float" office:value="463">
            <text:p>463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time" office:time-value="PT12H23M08.008S">
            <text:p>12:23:08.01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time" office:time-value="PT12H23M08.02S">
            <text:p>12:23:08.02</text:p>
          </table:table-cell>
          <table:table-cell office:value-type="string">
            <text:p>Information Sharing for User Participants 1-18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time" office:time-value="PT12H23M08.026S">
            <text:p>12:23:08.03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time" office:time-value="PT12H23M08.016S">
            <text:p>12:23:08.02</text:p>
          </table:table-cell>
          <table:table-cell office:value-type="string">
            <text:p>Information Sharing for User Participants 1-17</text:p>
          </table:table-cell>
          <table:table-cell office:value-type="string">
            <text:p>/participants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31793">
            <text:p>31793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time" office:time-value="PT12H23M08.039S">
            <text:p>12:23:08.04</text:p>
          </table:table-cell>
          <table:table-cell office:value-type="string">
            <text:p>Information Sharing for User Participants 1-17</text:p>
          </table:table-cell>
          <table:table-cell office:value-type="string">
            <text:p>/participants</text:p>
          </table:table-cell>
          <table:table-cell office:value-type="float" office:value="2">
            <text:p>2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time" office:time-value="PT12H23M07.929S">
            <text:p>12:23:07.93</text:p>
          </table:table-cell>
          <table:table-cell office:value-type="string">
            <text:p>Information Sharing for User Participants 1-16</text:p>
          </table:table-cell>
          <table:table-cell office:value-type="string">
            <text:p>/home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time" office:time-value="PT12H23M08.045S">
            <text:p>12:23:08.05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time" office:time-value="PT12H23M08.052S">
            <text:p>12:23:08.05</text:p>
          </table:table-cell>
          <table:table-cell office:value-type="string">
            <text:p>Information Sharing for User Participants 1-16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time" office:time-value="PT12H23M08.056S">
            <text:p>12:23:08.06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time" office:time-value="PT12H23M08.044S">
            <text:p>12:23:08.04</text:p>
          </table:table-cell>
          <table:table-cell office:value-type="string">
            <text:p>Information Sharing for User Participants 1-17</text:p>
          </table:table-cell>
          <table:table-cell office:value-type="string">
            <text:p>/home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time" office:time-value="PT12H23M08.092S">
            <text:p>12:23:08.09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time" office:time-value="PT12H23M08.098S">
            <text:p>12:23:08.10</text:p>
          </table:table-cell>
          <table:table-cell office:value-type="string">
            <text:p>Information Sharing for User Participants 1-17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time" office:time-value="PT12H23M08.102S">
            <text:p>12:23:08.10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5">11/25/2011</text:date>, <text:time>15:3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25T15:34:40.08</dc:date>
    <meta:document-statistic meta:table-count="1" meta:cell-count="1407" meta:object-count="0"/>
    <meta:generator>OpenOffice.org/3.2$Win32 OpenOffice.org_project/320m12$Build-9483</meta:generator>
  </office:meta>
</office:document-meta>
</file>